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2">
      <style:text-properties officeooo:rsid="00047407" officeooo:paragraph-rsid="00047407"/>
    </style:style>
    <style:style style:name="P2" style:family="paragraph" style:parent-style-name="Standard">
      <style:text-properties officeooo:rsid="00036016" officeooo:paragraph-rsid="00047407"/>
    </style:style>
    <style:style style:name="T1" style:family="text">
      <style:text-properties officeooo:rsid="0004740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3/<text:span text:style-name="T1">12/2021:</text:span></text:p>
      <text:list xml:id="list2793000465" text:style-name="L2">
        <text:list-item>
          <text:p text:style-name="P1">Players collect some almighty polymer that can be used as a food source and a way to upgrade gear. Players need it to make themselves stronger, crewmates need it to stay alive. Resources slowly drain during levels; spending too much time may make it so there are not enough resources for the NPCs and the player, forcing the player to kill a crewmate. Doing poorly in runs could also put NPCs in distress, causing them to do their jobs poorly or consume excessive resources.</text:p>
        </text:list-item>
        <text:list-item>
          <text:p text:style-name="P1">Crewmates offer some service, like healing between levels or upgrading gear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0.4$Windows_X86_64 LibreOffice_project/057fc023c990d676a43019934386b85b21a9ee99</meta:generator>
    <dc:date>2021-03-12T19:54:35.578000000</dc:date>
    <meta:editing-duration>P1DT4H38M52S</meta:editing-duration>
    <meta:editing-cycles>4</meta:editing-cycles>
    <meta:document-statistic meta:table-count="0" meta:image-count="0" meta:object-count="0" meta:page-count="1" meta:paragraph-count="3" meta:word-count="98" meta:character-count="562" meta:non-whitespace-character-count="469"/>
  </office:meta>
</office:document-meta>
</file>